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opacity="0%" draw:textarea-vertical-align="middle"/>
    </style:style>
    <style:style style:name="gr2" style:family="graphic" style:parent-style-name="standard">
      <style:graphic-properties draw:stroke="dash" draw:stroke-dash="Fine_20_Dashed" draw:opacity="0%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77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76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4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96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89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8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0.95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6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97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74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8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788cm"/>
    </style:style>
    <style:style style:name="gr20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2.63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2.18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61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cm"/>
    </style:style>
    <style:style style:name="gr25" style:family="graphic" style:parent-style-name="standard">
      <style:graphic-properties draw:opacity="0%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205cm"/>
    </style:style>
    <style:style style:name="gr27" style:family="graphic" style:parent-style-name="objectwithoutfill">
      <style:graphic-properties svg:stroke-color="#ff3333" draw:marker-end="Symmetric_20_Arrow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175cm"/>
    </style:style>
    <style:style style:name="gr29" style:family="graphic" style:parent-style-name="standard">
      <style:graphic-properties draw:opacity="0%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68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36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33" style:family="graphic" style:parent-style-name="standard">
      <style:graphic-properties draw:stroke="none" svg:stroke-color="#000000" draw:fill="none" draw:fill-color="#ffffff" fo:min-height="0.407cm"/>
    </style:style>
    <style:style style:name="gr34" style:family="graphic" style:parent-style-name="standard">
      <style:graphic-properties draw:stroke="none" svg:stroke-color="#000000" draw:fill="none" draw:fill-color="#ffffff" fo:min-height="0.77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391cm"/>
    </style:style>
    <style:style style:name="gr36" style:family="graphic" style:parent-style-name="standard">
      <style:graphic-properties draw:stroke="none" svg:stroke-color="#000000" draw:fill="none" draw:fill-color="#ffffff" fo:min-height="0.3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42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8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2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1pt" fo:font-weight="bold" style:font-size-asian="11pt" style:font-weight-asian="bold" style:font-size-complex="11pt" style:font-weight-complex="bold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font-size="11pt" style:font-size-asian="11pt" style:font-size-complex="11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ff3333" fo:font-size="11pt" style:font-size-asian="11pt" style:font-size-complex="11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style:text-properties fo:font-size="8pt" style:font-size-asian="8pt" style:font-size-complex="8pt"/>
    </style:style>
    <style:style style:name="P12" style:family="paragraph">
      <style:text-properties fo:color="#ff3333" fo:font-size="10pt" style:font-size-asian="10pt" style:font-size-complex="10pt"/>
    </style:style>
    <style:style style:name="P13" style:family="paragraph"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center"/>
      <style:text-properties fo:font-size="13pt" style:font-size-asian="13pt" style:font-size-complex="13pt"/>
    </style:style>
    <style:style style:name="P15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style:paragraph-properties fo:text-align="center"/>
      <style:text-properties fo:color="#ff3333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ff3333" fo:font-size="11pt" style:font-size-asian="11pt" style:font-size-complex="11pt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color="#ff3333" fo:font-size="10pt" style:font-size-asian="10pt" style:font-size-complex="10pt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4.719cm" svg:height="22.479cm" draw:transform="skewX (0.001745329251994) translate (1.8cm 1cm)">
          <text:p/>
        </draw:rect>
        <draw:rect draw:style-name="gr2" draw:text-style-name="P1" draw:layer="layout" svg:width="12.319cm" svg:height="20.066cm" svg:x="2.397cm" svg:y="2.27cm">
          <text:p/>
        </draw:rect>
        <draw:frame draw:style-name="gr3" draw:layer="layout" svg:width="1.27cm" svg:height="0.963cm" svg:x="7.35cm" svg:y="2.577cm">
          <draw:text-box>
            <text:p>IF</text:p>
          </draw:text-box>
        </draw:frame>
        <draw:rect draw:style-name="gr1" draw:text-style-name="P1" draw:layer="layout" svg:width="6.223cm" svg:height="7.62cm" svg:x="7.604cm" svg:y="12.811cm">
          <text:p/>
        </draw:rect>
        <draw:rect draw:style-name="gr1" draw:text-style-name="P1" draw:layer="layout" svg:width="2.667cm" svg:height="1.524cm" svg:x="2.905cm" svg:y="13.192cm">
          <text:p/>
        </draw:rect>
        <draw:line draw:style-name="gr4" draw:text-style-name="P1" draw:layer="layout" svg:x1="8.873cm" svg:y1="4.937cm" svg:x2="8.873cm" svg:y2="6.588cm">
          <text:p/>
        </draw:line>
        <draw:line draw:style-name="gr4" draw:text-style-name="P1" draw:layer="layout" svg:x1="8.873cm" svg:y1="7.858cm" svg:x2="8.873cm" svg:y2="9.509cm">
          <text:p/>
        </draw:line>
        <draw:line draw:style-name="gr4" draw:text-style-name="P1" draw:layer="layout" svg:x1="8.873cm" svg:y1="9.509cm" svg:x2="11.032cm" svg:y2="8.366cm">
          <text:p/>
        </draw:line>
        <draw:line draw:style-name="gr4" draw:text-style-name="P1" draw:layer="layout" svg:x1="11.032cm" svg:y1="6.08cm" svg:x2="11.032cm" svg:y2="8.366cm">
          <text:p/>
        </draw:line>
        <draw:line draw:style-name="gr4" draw:text-style-name="P1" xml:id="id2" draw:id="id2" draw:layer="layout" svg:x1="8.926cm" svg:y1="4.937cm" svg:x2="11.032cm" svg:y2="6.174cm">
          <text:p/>
        </draw:line>
        <draw:line draw:style-name="gr4" draw:text-style-name="P1" draw:layer="layout" svg:x1="8.873cm" svg:y1="7.858cm" svg:x2="9.508cm" svg:y2="7.35cm">
          <text:p/>
        </draw:line>
        <draw:line draw:style-name="gr4" draw:text-style-name="P1" draw:layer="layout" svg:x1="8.873cm" svg:y1="6.588cm" svg:x2="9.508cm" svg:y2="7.35cm">
          <text:p/>
        </draw:line>
        <draw:frame draw:style-name="gr5" draw:text-style-name="P2" draw:layer="layout" svg:width="1.243cm" svg:height="1.547cm" svg:x="9.662cm" svg:y="7.027cm">
          <draw:text-box>
            <text:p><text:span text:style-name="T1">Add</text:span></text:p>
          </draw:text-box>
        </draw:frame>
        <draw:frame draw:style-name="gr6" draw:text-style-name="P3" draw:layer="layout" svg:width="1.51cm" svg:height="0.983cm" svg:x="3.554cm" svg:y="13.479cm">
          <draw:text-box>
            <text:p><text:span text:style-name="T2">PC</text:span></text:p>
          </draw:text-box>
        </draw:frame>
        <draw:line draw:style-name="gr4" draw:text-style-name="P1" draw:layer="layout" svg:x1="8.874cm" svg:y1="9.51cm" svg:x2="11.033cm" svg:y2="8.367cm">
          <text:p/>
        </draw:line>
        <draw:frame draw:style-name="gr7" draw:text-style-name="P4" draw:layer="layout" svg:width="5.715cm" svg:height="1.016cm" svg:x="7.985cm" svg:y="18.78cm">
          <draw:text-box>
            <text:p><text:span text:style-name="T3">Instruction Memory</text:span></text:p>
          </draw:text-box>
        </draw:frame>
        <draw:frame draw:style-name="gr8" draw:text-style-name="P5" draw:layer="layout" svg:width="3.148cm" svg:height="0.725cm" svg:x="7.885cm" svg:y="13.737cm">
          <draw:text-box>
            <text:p><text:span text:style-name="T4">Read address</text:span></text:p>
          </draw:text-box>
        </draw:frame>
        <draw:frame draw:style-name="gr9" draw:text-style-name="P6" xml:id="id3" draw:id="id3" draw:layer="layout" svg:width="2.462cm" svg:height="1.199cm" svg:x="11.033cm" svg:y="16.184cm">
          <draw:text-box>
            <text:p><text:span text:style-name="T4">Instruction</text:span></text:p>
            <text:p><text:span text:style-name="T4">[15-0]</text:span></text:p>
          </draw:text-box>
        </draw:frame>
        <draw:line draw:style-name="gr10" draw:text-style-name="P1" xml:id="id1" draw:id="id1" draw:layer="layout" svg:x1="5.572cm" svg:y1="14.081cm" svg:x2="7.731cm" svg:y2="14.081cm">
          <text:p/>
        </draw:line>
        <draw:connector draw:style-name="gr10" draw:text-style-name="P1" draw:layer="layout" draw:line-skew="-1.994cm" svg:x1="7.731cm" svg:y1="14.081cm" svg:x2="8.926cm" svg:y2="5.555cm" draw:start-shape="id1" draw:end-shape="id2" draw:end-glue-point="3" svg:d="M7731 14081h-1397v-8526h2592">
          <text:p/>
        </draw:connector>
        <draw:line draw:style-name="gr10" draw:text-style-name="P1" draw:layer="layout" svg:x1="7.35cm" svg:y1="8.875cm" svg:x2="9.001cm" svg:y2="8.875cm">
          <text:p/>
        </draw:line>
        <draw:rect draw:style-name="gr2" draw:text-style-name="P1" draw:layer="layout" svg:width="12.319cm" svg:height="20.066cm" svg:x="15.478cm" svg:y="2.016cm">
          <text:p/>
        </draw:rect>
        <draw:rect draw:style-name="gr2" draw:text-style-name="P1" draw:layer="layout" svg:width="12.319cm" svg:height="20.066cm" svg:x="28.686cm" svg:y="1.762cm">
          <text:p/>
        </draw:rect>
        <draw:frame draw:style-name="gr11" draw:layer="layout" svg:width="1.397cm" svg:height="0.963cm" svg:x="21.574cm" svg:y="2.143cm">
          <draw:text-box>
            <text:p>ID</text:p>
          </draw:text-box>
        </draw:frame>
        <draw:rect draw:style-name="gr2" draw:text-style-name="P1" draw:layer="layout" svg:width="9.144cm" svg:height="20.066cm" svg:x="41.767cm" svg:y="1.635cm">
          <text:p/>
        </draw:rect>
        <draw:frame draw:style-name="gr12" draw:layer="layout" svg:width="1.687cm" svg:height="0.963cm" svg:x="34.492cm" svg:y="2.069cm">
          <draw:text-box>
            <text:p>EX</text:p>
          </draw:text-box>
        </draw:frame>
        <draw:frame draw:style-name="gr13" draw:layer="layout" svg:width="1.455cm" svg:height="1.675cm" svg:x="47.424cm" svg:y="2.016cm">
          <draw:text-box>
            <text:p>ME</text:p>
            <text:p/>
          </draw:text-box>
        </draw:frame>
        <draw:rect draw:style-name="gr2" draw:text-style-name="P1" draw:layer="layout" svg:width="3.302cm" svg:height="20.066cm" svg:x="51.673cm" svg:y="1.762cm">
          <text:p/>
        </draw:rect>
        <draw:rect draw:style-name="gr2" draw:text-style-name="P1" draw:layer="layout" svg:width="9.143cm" svg:height="20.066cm" svg:x="41.768cm" svg:y="1.635cm">
          <text:p/>
        </draw:rect>
        <draw:rect draw:style-name="gr2" draw:text-style-name="P1" draw:layer="layout" svg:width="9.143cm" svg:height="20.066cm" svg:x="41.768cm" svg:y="1.635cm">
          <text:p/>
        </draw:rect>
        <draw:frame draw:style-name="gr14" draw:layer="layout" svg:width="2.159cm" svg:height="0.963cm" svg:x="52.308cm" svg:y="2.196cm">
          <draw:text-box>
            <text:p>WB</text:p>
          </draw:text-box>
        </draw:frame>
        <draw:rect draw:style-name="gr1" draw:text-style-name="P1" draw:layer="layout" svg:width="5.091cm" svg:height="6.223cm" svg:x="19.404cm" svg:y="12.684cm">
          <text:p/>
        </draw:rect>
        <draw:ellipse draw:style-name="gr1" draw:text-style-name="P1" xml:id="id4" draw:id="id4" draw:layer="layout" svg:width="2.921cm" svg:height="5.08cm" svg:x="20.812cm" svg:y="5.572cm">
          <text:p/>
        </draw:ellipse>
        <draw:frame draw:style-name="gr15" draw:text-style-name="P7" xml:id="id5" draw:id="id5" draw:layer="layout" svg:width="2.471cm" svg:height="0.687cm" svg:x="19.357cm" svg:y="13.16cm">
          <draw:text-box>
            <text:p><text:span text:style-name="T5">Read Reg1</text:span></text:p>
          </draw:text-box>
        </draw:frame>
        <draw:frame draw:style-name="gr15" draw:text-style-name="P7" xml:id="id6" draw:id="id6" draw:layer="layout" svg:width="2.471cm" svg:height="0.687cm" svg:x="19.404cm" svg:y="14.136cm">
          <draw:text-box>
            <text:p><text:span text:style-name="T5">Read Reg2</text:span></text:p>
          </draw:text-box>
        </draw:frame>
        <draw:frame draw:style-name="gr16" draw:text-style-name="P7" xml:id="id11" draw:id="id11" draw:layer="layout" svg:width="2.246cm" svg:height="0.687cm" svg:x="19.404cm" svg:y="15.649cm">
          <draw:text-box>
            <text:p><text:span text:style-name="T5">Write Reg</text:span></text:p>
          </draw:text-box>
        </draw:frame>
        <draw:frame draw:style-name="gr17" draw:text-style-name="P7" draw:layer="layout" svg:width="2.352cm" svg:height="0.687cm" svg:x="19.541cm" svg:y="17.455cm">
          <draw:text-box>
            <text:p><text:span text:style-name="T5">Write Data</text:span></text:p>
          </draw:text-box>
        </draw:frame>
        <draw:frame draw:style-name="gr18" draw:layer="layout" svg:width="2.542cm" svg:height="0.963cm" svg:x="20.939cm" svg:y="7.657cm">
          <draw:text-box>
            <text:p>Control</text:p>
          </draw:text-box>
        </draw:frame>
        <draw:connector draw:style-name="gr10" draw:text-style-name="P1" draw:layer="layout" draw:type="lines" draw:line-skew="1.864cm -4.452cm" svg:x1="13.495cm" svg:y1="16.783cm" svg:x2="20.812cm" svg:y2="8.112cm" draw:start-shape="id3" draw:start-glue-point="1" draw:end-shape="id4" draw:end-glue-point="3" svg:d="M13495 16783h2364v-8671h4953">
          <text:p/>
        </draw:connector>
        <draw:connector draw:style-name="gr10" draw:text-style-name="P1" draw:layer="layout" draw:type="lines" draw:line-skew="1.864cm -2.998cm" svg:x1="13.495cm" svg:y1="16.783cm" svg:x2="19.357cm" svg:y2="13.503cm" draw:start-shape="id3" draw:start-glue-point="1" draw:end-shape="id5" draw:end-glue-point="3" svg:d="M13495 16783h2364v-3280h3498">
          <text:p/>
        </draw:connector>
        <draw:connector draw:style-name="gr10" draw:text-style-name="P1" draw:layer="layout" draw:type="lines" draw:line-skew="1.864cm -3.056cm" svg:x1="13.495cm" svg:y1="16.783cm" svg:x2="19.404cm" svg:y2="14.479cm" draw:start-shape="id3" draw:start-glue-point="1" draw:end-shape="id6" svg:d="M13495 16783h2364l-11-2304h3556">
          <text:p/>
        </draw:connector>
        <draw:frame draw:style-name="gr19" draw:text-style-name="P6" draw:layer="layout" svg:width="3.288cm" svg:height="0.64cm" svg:x="16.301cm" svg:y="7.223cm">
          <draw:text-box>
            <text:p><text:span text:style-name="T6">Instr [15-11]</text:span></text:p>
          </draw:text-box>
        </draw:frame>
        <draw:line draw:style-name="gr20" draw:text-style-name="P1" draw:layer="layout" svg:x1="23.606cm" svg:y1="8.239cm" svg:x2="25.638cm" svg:y2="8.239cm">
          <text:p/>
        </draw:line>
        <draw:frame draw:style-name="gr21" draw:text-style-name="P9" draw:layer="layout" svg:width="3.139cm" svg:height="0.687cm" svg:x="23.769cm" svg:y="8.493cm">
          <draw:text-box>
            <text:p text:style-name="P8"><text:span text:style-name="T7">Control Signals</text:span></text:p>
          </draw:text-box>
        </draw:frame>
        <draw:frame draw:style-name="gr22" draw:text-style-name="P7" draw:layer="layout" svg:width="2.686cm" svg:height="0.687cm" svg:x="21.897cm" svg:y="15.045cm">
          <draw:text-box>
            <text:p><text:span text:style-name="T5">Read Data 1</text:span></text:p>
          </draw:text-box>
        </draw:frame>
        <draw:frame draw:style-name="gr22" draw:text-style-name="P7" xml:id="id17" draw:id="id17" draw:layer="layout" svg:width="2.686cm" svg:height="0.687cm" svg:x="21.936cm" svg:y="16.113cm">
          <draw:text-box>
            <text:p><text:span text:style-name="T5">Read Data 2</text:span></text:p>
          </draw:text-box>
        </draw:frame>
        <draw:frame draw:style-name="gr22" draw:text-style-name="P7" xml:id="id15" draw:id="id15" draw:layer="layout" svg:width="2.686cm" svg:height="0.687cm" svg:x="21.897cm" svg:y="15.046cm">
          <draw:text-box>
            <text:p><text:span text:style-name="T5">Read Data 1</text:span></text:p>
          </draw:text-box>
        </draw:frame>
        <draw:frame draw:style-name="gr23" draw:text-style-name="P6" draw:layer="layout" svg:width="3.118cm" svg:height="0.64cm" svg:x="16cm" svg:y="12.806cm">
          <draw:text-box>
            <text:p><text:span text:style-name="T6">Instr [10-8]</text:span></text:p>
          </draw:text-box>
        </draw:frame>
        <draw:frame draw:style-name="gr24" draw:text-style-name="P6" xml:id="id7" draw:id="id7" draw:layer="layout" svg:width="2.923cm" svg:height="0.64cm" svg:x="15.916cm" svg:y="13.954cm">
          <draw:text-box>
            <text:p><text:span text:style-name="T6">Instr [7-5]</text:span></text:p>
          </draw:text-box>
        </draw:frame>
        <draw:custom-shape draw:style-name="gr25" draw:text-style-name="P10" xml:id="id10" draw:id="id10" draw:layer="layout" svg:width="0.762cm" svg:height="1.905cm" svg:x="17.764cm" svg:y="15.097cm">
          <text:p text:style-name="P1"><text:span text:style-name="T6"/></text:p>
          <text:p text:style-name="P1"><text:span text:style-name="T6"/></text:p>
          <text:p text:style-name="P1"><text:span text:style-name="T6">Mux</text:span></text:p>
          <text:p text:style-name="P1"><text:span text:style-name="T6"/></text:p>
          <text:p text:style-name="P1"><text:span text:style-name="T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6" xml:id="id9" draw:id="id9" draw:layer="layout" svg:width="0.705cm" svg:height="0.662cm" svg:x="17.821cm" svg:y="15.224cm">
          <draw:text-box>
            <text:p><text:span text:style-name="T8">0</text:span></text:p>
          </draw:text-box>
        </draw:frame>
        <draw:frame draw:style-name="gr26" draw:text-style-name="P6" xml:id="id8" draw:id="id8" draw:layer="layout" svg:width="0.705cm" svg:height="0.662cm" svg:x="17.821cm" svg:y="16.24cm">
          <draw:text-box>
            <text:p><text:span text:style-name="T8">1</text:span></text:p>
          </draw:text-box>
        </draw:frame>
        <draw:connector draw:style-name="gr10" draw:text-style-name="P1" draw:layer="layout" draw:type="lines" draw:line-skew="0.384cm 0.062cm" svg:x1="17.377cm" svg:y1="14.594cm" svg:x2="17.821cm" svg:y2="16.571cm" draw:start-shape="id7" draw:start-glue-point="2" draw:end-shape="id8" draw:end-glue-point="3" svg:d="M17377 14594v884l6 1093h438">
          <text:p/>
        </draw:connector>
        <draw:connector draw:style-name="gr10" draw:text-style-name="P1" draw:layer="layout" draw:type="lines" draw:line-skew="1.864cm -1.462cm" svg:x1="13.495cm" svg:y1="16.783cm" svg:x2="17.821cm" svg:y2="15.555cm" draw:start-shape="id3" draw:start-glue-point="1" draw:end-shape="id9" draw:end-glue-point="3" svg:d="M13495 16783h2364v-1228h1962">
          <text:p/>
        </draw:connector>
        <draw:frame draw:style-name="gr24" draw:text-style-name="P11" draw:layer="layout" svg:width="2.923cm" svg:height="0.64cm" svg:x="15.732cm" svg:y="15.092cm">
          <draw:text-box>
            <text:p><text:span text:style-name="T9">Instr [4-2]</text:span></text:p>
          </draw:text-box>
        </draw:frame>
        <draw:connector draw:style-name="gr10" draw:text-style-name="P1" draw:layer="layout" draw:type="lines" svg:x1="18.526cm" svg:y1="16.049cm" svg:x2="19.404cm" svg:y2="15.992cm" draw:start-shape="id10" draw:start-glue-point="1" draw:end-shape="id11" draw:end-glue-point="3" svg:d="M18526 16049h502l-124-57h500">
          <text:p/>
        </draw:connector>
        <draw:line draw:style-name="gr27" draw:text-style-name="P1" draw:layer="layout" svg:x1="18.145cm" svg:y1="17.764cm" svg:x2="18.145cm" svg:y2="17.002cm">
          <text:p/>
        </draw:line>
        <draw:frame draw:style-name="gr28" draw:text-style-name="P12" draw:layer="layout" svg:width="1.675cm" svg:height="0.64cm" svg:x="17.359cm" svg:y="17.764cm">
          <draw:text-box>
            <text:p><text:span text:style-name="T10">RegDst</text:span></text:p>
          </draw:text-box>
        </draw:frame>
        <draw:ellipse draw:style-name="gr29" draw:text-style-name="P10" xml:id="id12" draw:id="id12" draw:layer="layout" svg:width="1.651cm" svg:height="1.905cm" svg:x="21.32cm" svg:y="19.288cm">
          <text:p text:style-name="P1"><text:span text:style-name="T8">Sign </text:span></text:p>
          <text:p text:style-name="P1"><text:span text:style-name="T8">Extend</text:span></text:p>
        </draw:ellipse>
        <draw:connector draw:style-name="gr10" draw:text-style-name="P1" draw:layer="layout" draw:type="lines" draw:line-skew="1.864cm -4.96cm" svg:x1="13.495cm" svg:y1="16.783cm" svg:x2="21.32cm" svg:y2="20.24cm" draw:start-shape="id3" draw:start-glue-point="1" draw:end-shape="id12" draw:end-glue-point="3" svg:d="M13495 16783h2364v3457h5461">
          <text:p/>
        </draw:connector>
        <draw:frame draw:style-name="gr30" draw:text-style-name="P6" draw:layer="layout" svg:width="2.183cm" svg:height="0.64cm" svg:x="15.916cm" svg:y="19.664cm">
          <draw:text-box>
            <text:p><text:span text:style-name="T6">Instr [10-0]</text:span></text:p>
          </draw:text-box>
        </draw:frame>
        <draw:line draw:style-name="gr4" draw:text-style-name="P1" draw:layer="layout" svg:x1="19.923cm" svg:y1="19.923cm" svg:x2="19.669cm" svg:y2="20.431cm">
          <text:p/>
        </draw:line>
        <draw:frame draw:style-name="gr31" draw:text-style-name="P6" draw:layer="layout" svg:width="0.866cm" svg:height="0.64cm" svg:x="19.034cm" svg:y="19.669cm">
          <draw:text-box>
            <text:p><text:span text:style-name="T6">11</text:span></text:p>
          </draw:text-box>
        </draw:frame>
        <draw:line draw:style-name="gr4" draw:text-style-name="P1" draw:layer="layout" svg:x1="8.873cm" svg:y1="7.858cm" svg:x2="8.873cm" svg:y2="9.509cm">
          <text:p/>
        </draw:line>
        <draw:line draw:style-name="gr4" draw:text-style-name="P1" draw:layer="layout" svg:x1="8.873cm" svg:y1="9.509cm" svg:x2="11.032cm" svg:y2="8.366cm">
          <text:p/>
        </draw:line>
        <draw:line draw:style-name="gr4" draw:text-style-name="P1" draw:layer="layout" svg:x1="11.032cm" svg:y1="6.08cm" svg:x2="11.032cm" svg:y2="8.366cm">
          <text:p/>
        </draw:line>
        <draw:line draw:style-name="gr4" draw:text-style-name="P1" draw:layer="layout" svg:x1="8.873cm" svg:y1="7.858cm" svg:x2="9.508cm" svg:y2="7.35cm">
          <text:p/>
        </draw:line>
        <draw:line draw:style-name="gr4" draw:text-style-name="P1" draw:layer="layout" svg:x1="8.873cm" svg:y1="6.588cm" svg:x2="9.508cm" svg:y2="7.35cm">
          <text:p/>
        </draw:line>
        <draw:frame draw:style-name="gr5" draw:text-style-name="P2" draw:layer="layout" svg:width="1.243cm" svg:height="1.547cm" svg:x="9.662cm" svg:y="7.027cm">
          <draw:text-box>
            <text:p><text:span text:style-name="T1">Add</text:span></text:p>
          </draw:text-box>
        </draw:frame>
        <draw:line draw:style-name="gr4" draw:text-style-name="P1" draw:layer="layout" svg:x1="8.874cm" svg:y1="9.51cm" svg:x2="11.033cm" svg:y2="8.367cm">
          <text:p/>
        </draw:line>
        <draw:line draw:style-name="gr4" draw:text-style-name="P1" draw:layer="layout" svg:x1="34.654cm" svg:y1="4.936cm" svg:x2="34.654cm" svg:y2="6.587cm">
          <text:p/>
        </draw:line>
        <draw:line draw:style-name="gr4" draw:text-style-name="P1" draw:layer="layout" svg:x1="34.654cm" svg:y1="7.857cm" svg:x2="34.654cm" svg:y2="9.508cm">
          <text:p/>
        </draw:line>
        <draw:line draw:style-name="gr4" draw:text-style-name="P1" xml:id="id20" draw:id="id20" draw:layer="layout" svg:x1="34.604cm" svg:y1="4.767cm" svg:x2="37.449cm" svg:y2="6.08cm">
          <text:p/>
        </draw:line>
        <draw:line draw:style-name="gr4" draw:text-style-name="P1" draw:layer="layout" svg:x1="34.654cm" svg:y1="7.857cm" svg:x2="35.289cm" svg:y2="7.349cm">
          <text:p/>
        </draw:line>
        <draw:line draw:style-name="gr4" draw:text-style-name="P1" draw:layer="layout" svg:x1="34.654cm" svg:y1="6.587cm" svg:x2="35.289cm" svg:y2="7.349cm">
          <text:p/>
        </draw:line>
        <draw:line draw:style-name="gr4" draw:text-style-name="P1" draw:layer="layout" svg:x1="34.655cm" svg:y1="9.509cm" svg:x2="37.449cm" svg:y2="8.366cm">
          <text:p/>
        </draw:line>
        <draw:line draw:style-name="gr10" draw:text-style-name="P1" draw:layer="layout" svg:x1="33.766cm" svg:y1="8.874cm" svg:x2="34.782cm" svg:y2="8.874cm">
          <text:p/>
        </draw:line>
        <draw:line draw:style-name="gr4" draw:text-style-name="P1" draw:layer="layout" svg:x1="34.654cm" svg:y1="7.857cm" svg:x2="34.654cm" svg:y2="9.508cm">
          <text:p/>
        </draw:line>
        <draw:line draw:style-name="gr4" draw:text-style-name="P1" draw:layer="layout" svg:x1="37.449cm" svg:y1="6.08cm" svg:x2="37.449cm" svg:y2="8.366cm">
          <text:p/>
        </draw:line>
        <draw:line draw:style-name="gr4" draw:text-style-name="P1" draw:layer="layout" svg:x1="34.654cm" svg:y1="7.857cm" svg:x2="35.289cm" svg:y2="7.349cm">
          <text:p/>
        </draw:line>
        <draw:line draw:style-name="gr4" draw:text-style-name="P1" draw:layer="layout" svg:x1="34.654cm" svg:y1="6.587cm" svg:x2="35.289cm" svg:y2="7.349cm">
          <text:p/>
        </draw:line>
        <draw:frame draw:style-name="gr32" draw:layer="layout" svg:width="0.502cm" svg:height="1.204cm" svg:x="38.846cm" svg:y="6.08cm">
          <draw:text-box>
            <text:p/>
          </draw:text-box>
        </draw:frame>
        <draw:frame draw:style-name="gr32" draw:layer="layout" svg:width="0.502cm" svg:height="1.204cm" svg:x="37.328cm" svg:y="6.842cm">
          <draw:text-box>
            <text:p/>
          </draw:text-box>
        </draw:frame>
        <draw:frame draw:style-name="gr33" draw:text-style-name="P13" draw:layer="layout" svg:width="1.27cm" svg:height="0.657cm" svg:x="35.163cm" svg:y="6.969cm">
          <draw:text-box>
            <text:p><text:span text:style-name="T11">Add</text:span></text:p>
          </draw:text-box>
        </draw:frame>
        <draw:line draw:style-name="gr4" draw:text-style-name="P1" draw:layer="layout" svg:x1="8.874cm" svg:y1="4.938cm" svg:x2="8.874cm" svg:y2="6.589cm">
          <text:p/>
        </draw:line>
        <draw:line draw:style-name="gr4" draw:text-style-name="P1" draw:layer="layout" svg:x1="8.874cm" svg:y1="7.859cm" svg:x2="8.874cm" svg:y2="9.51cm">
          <text:p/>
        </draw:line>
        <draw:line draw:style-name="gr4" draw:text-style-name="P1" draw:layer="layout" svg:x1="8.874cm" svg:y1="9.51cm" svg:x2="11.033cm" svg:y2="8.367cm">
          <text:p/>
        </draw:line>
        <draw:line draw:style-name="gr4" draw:text-style-name="P1" draw:layer="layout" svg:x1="11.033cm" svg:y1="6.081cm" svg:x2="11.033cm" svg:y2="8.367cm">
          <text:p/>
        </draw:line>
        <draw:line draw:style-name="gr4" draw:text-style-name="P1" draw:layer="layout" svg:x1="8.927cm" svg:y1="4.938cm" svg:x2="11.033cm" svg:y2="6.175cm">
          <text:p/>
        </draw:line>
        <draw:line draw:style-name="gr4" draw:text-style-name="P1" draw:layer="layout" svg:x1="8.874cm" svg:y1="7.859cm" svg:x2="9.509cm" svg:y2="7.351cm">
          <text:p/>
        </draw:line>
        <draw:line draw:style-name="gr4" draw:text-style-name="P1" draw:layer="layout" svg:x1="8.874cm" svg:y1="6.589cm" svg:x2="9.509cm" svg:y2="7.351cm">
          <text:p/>
        </draw:line>
        <draw:frame draw:style-name="gr5" draw:text-style-name="P2" draw:layer="layout" svg:width="1.243cm" svg:height="1.547cm" svg:x="9.663cm" svg:y="7.028cm">
          <draw:text-box>
            <text:p><text:span text:style-name="T1">Add</text:span></text:p>
          </draw:text-box>
        </draw:frame>
        <draw:line draw:style-name="gr4" draw:text-style-name="P1" draw:layer="layout" svg:x1="8.875cm" svg:y1="9.511cm" svg:x2="11.034cm" svg:y2="8.368cm">
          <text:p/>
        </draw:line>
        <draw:line draw:style-name="gr10" draw:text-style-name="P1" draw:layer="layout" svg:x1="7.351cm" svg:y1="8.876cm" svg:x2="9.002cm" svg:y2="8.876cm">
          <text:p/>
        </draw:line>
        <draw:line draw:style-name="gr4" draw:text-style-name="P1" draw:layer="layout" svg:x1="8.874cm" svg:y1="7.859cm" svg:x2="8.874cm" svg:y2="9.51cm">
          <text:p/>
        </draw:line>
        <draw:line draw:style-name="gr4" draw:text-style-name="P1" draw:layer="layout" svg:x1="8.874cm" svg:y1="9.51cm" svg:x2="11.033cm" svg:y2="8.367cm">
          <text:p/>
        </draw:line>
        <draw:line draw:style-name="gr4" draw:text-style-name="P1" xml:id="id19" draw:id="id19" draw:layer="layout" svg:x1="11.033cm" svg:y1="6.081cm" svg:x2="11.033cm" svg:y2="8.367cm">
          <text:p/>
        </draw:line>
        <draw:line draw:style-name="gr4" draw:text-style-name="P1" draw:layer="layout" svg:x1="8.874cm" svg:y1="7.859cm" svg:x2="9.509cm" svg:y2="7.351cm">
          <text:p/>
        </draw:line>
        <draw:line draw:style-name="gr4" draw:text-style-name="P1" draw:layer="layout" svg:x1="8.874cm" svg:y1="6.589cm" svg:x2="9.509cm" svg:y2="7.351cm">
          <text:p/>
        </draw:line>
        <draw:frame draw:style-name="gr5" draw:text-style-name="P2" draw:layer="layout" svg:width="1.243cm" svg:height="1.547cm" svg:x="9.663cm" svg:y="7.028cm">
          <draw:text-box>
            <text:p><text:span text:style-name="T1">Add</text:span></text:p>
          </draw:text-box>
        </draw:frame>
        <draw:line draw:style-name="gr4" draw:text-style-name="P1" draw:layer="layout" svg:x1="8.875cm" svg:y1="9.511cm" svg:x2="11.034cm" svg:y2="8.368cm">
          <text:p/>
        </draw:line>
        <draw:frame draw:style-name="gr34" draw:text-style-name="P6" draw:layer="layout" svg:width="1.27cm" svg:height="1.029cm" svg:x="36.306cm" svg:y="6.969cm">
          <draw:text-box>
            <text:p><text:span text:style-name="T6">Add</text:span></text:p>
            <text:p><text:span text:style-name="T6">Res</text:span></text:p>
          </draw:text-box>
        </draw:frame>
        <draw:line draw:style-name="gr4" draw:text-style-name="P1" xml:id="id16" draw:id="id16" draw:layer="layout" svg:x1="34.781cm" svg:y1="11.964cm" svg:x2="34.781cm" svg:y2="13.615cm">
          <text:p/>
        </draw:line>
        <draw:line draw:style-name="gr4" draw:text-style-name="P1" draw:layer="layout" svg:x1="34.781cm" svg:y1="14.885cm" svg:x2="34.781cm" svg:y2="16.536cm">
          <text:p/>
        </draw:line>
        <draw:line draw:style-name="gr4" draw:text-style-name="P1" draw:layer="layout" svg:x1="34.731cm" svg:y1="11.795cm" svg:x2="37.576cm" svg:y2="13.108cm">
          <text:p/>
        </draw:line>
        <draw:line draw:style-name="gr4" draw:text-style-name="P1" draw:layer="layout" svg:x1="34.781cm" svg:y1="14.885cm" svg:x2="35.416cm" svg:y2="14.377cm">
          <text:p/>
        </draw:line>
        <draw:line draw:style-name="gr4" draw:text-style-name="P1" draw:layer="layout" svg:x1="34.781cm" svg:y1="13.615cm" svg:x2="35.416cm" svg:y2="14.377cm">
          <text:p/>
        </draw:line>
        <draw:line draw:style-name="gr4" draw:text-style-name="P1" draw:layer="layout" svg:x1="34.782cm" svg:y1="16.537cm" svg:x2="37.576cm" svg:y2="15.394cm">
          <text:p/>
        </draw:line>
        <draw:line draw:style-name="gr10" draw:text-style-name="P1" draw:layer="layout" svg:x1="33.258cm" svg:y1="15.902cm" svg:x2="34.909cm" svg:y2="15.902cm">
          <text:p/>
        </draw:line>
        <draw:line draw:style-name="gr4" draw:text-style-name="P1" draw:layer="layout" svg:x1="34.781cm" svg:y1="14.885cm" svg:x2="34.781cm" svg:y2="16.536cm">
          <text:p/>
        </draw:line>
        <draw:line draw:style-name="gr4" draw:text-style-name="P1" draw:layer="layout" svg:x1="37.576cm" svg:y1="13.108cm" svg:x2="37.576cm" svg:y2="15.394cm">
          <text:p/>
        </draw:line>
        <draw:line draw:style-name="gr4" draw:text-style-name="P1" draw:layer="layout" svg:x1="34.781cm" svg:y1="14.885cm" svg:x2="35.416cm" svg:y2="14.377cm">
          <text:p/>
        </draw:line>
        <draw:line draw:style-name="gr4" draw:text-style-name="P1" draw:layer="layout" svg:x1="34.781cm" svg:y1="13.615cm" svg:x2="35.416cm" svg:y2="14.377cm">
          <text:p/>
        </draw:line>
        <draw:frame draw:style-name="gr32" draw:layer="layout" svg:width="0.502cm" svg:height="1.204cm" svg:x="38.973cm" svg:y="13.108cm">
          <draw:text-box>
            <text:p/>
          </draw:text-box>
        </draw:frame>
        <draw:frame draw:style-name="gr32" draw:layer="layout" svg:width="0.502cm" svg:height="1.204cm" svg:x="37.455cm" svg:y="13.87cm">
          <draw:text-box>
            <text:p/>
          </draw:text-box>
        </draw:frame>
        <draw:frame draw:style-name="gr33" draw:text-style-name="P13" draw:layer="layout" svg:width="1.27cm" svg:height="0.657cm" svg:x="35.29cm" svg:y="13.997cm">
          <draw:text-box>
            <text:p><text:span text:style-name="T11">ALU</text:span></text:p>
          </draw:text-box>
        </draw:frame>
        <draw:frame draw:style-name="gr34" draw:text-style-name="P6" xml:id="id21" draw:id="id21" draw:layer="layout" svg:width="1.27cm" svg:height="1.029cm" svg:x="36.433cm" svg:y="13.997cm">
          <draw:text-box>
            <text:p><text:span text:style-name="T6">ALU</text:span></text:p>
            <text:p><text:span text:style-name="T6">Res</text:span></text:p>
          </draw:text-box>
        </draw:frame>
        <draw:line draw:style-name="gr20" draw:text-style-name="P1" draw:layer="layout" svg:x1="37.576cm" svg:y1="13.573cm" svg:x2="38.973cm" svg:y2="13.573cm">
          <text:p/>
        </draw:line>
        <draw:frame draw:style-name="gr28" draw:text-style-name="P12" draw:layer="layout" svg:width="1.675cm" svg:height="0.64cm" svg:x="37.703cm" svg:y="12.806cm">
          <draw:text-box>
            <text:p><text:span text:style-name="T10">Zero</text:span></text:p>
          </draw:text-box>
        </draw:frame>
        <draw:ellipse draw:style-name="gr29" draw:text-style-name="P10" xml:id="id14" draw:id="id14" draw:layer="layout" svg:width="1.397cm" svg:height="1.651cm" svg:x="32.369cm" svg:y="8.112cm">
          <text:p text:style-name="P1"><text:span text:style-name="T6">Shift left</text:span></text:p>
          <text:p text:style-name="P1"><text:span text:style-name="T6">1</text:span></text:p>
        </draw:ellipse>
        <draw:custom-shape draw:style-name="gr25" draw:text-style-name="P10" draw:layer="layout" svg:width="0.762cm" svg:height="1.905cm" svg:x="32.369cm" svg:y="15.097cm">
          <text:p text:style-name="P1"><text:span text:style-name="T6"/></text:p>
          <text:p text:style-name="P1"><text:span text:style-name="T6"/></text:p>
          <text:p text:style-name="P1"><text:span text:style-name="T6">Mux</text:span></text:p>
          <text:p text:style-name="P1"><text:span text:style-name="T6"/></text:p>
          <text:p text:style-name="P1"><text:span text:style-name="T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6" xml:id="id18" draw:id="id18" draw:layer="layout" svg:width="0.705cm" svg:height="0.662cm" svg:x="32.426cm" svg:y="15.224cm">
          <draw:text-box>
            <text:p><text:span text:style-name="T8">0</text:span></text:p>
          </draw:text-box>
        </draw:frame>
        <draw:frame draw:style-name="gr26" draw:text-style-name="P6" xml:id="id13" draw:id="id13" draw:layer="layout" svg:width="0.705cm" svg:height="0.662cm" svg:x="32.426cm" svg:y="16.24cm">
          <draw:text-box>
            <text:p><text:span text:style-name="T8">1</text:span></text:p>
          </draw:text-box>
        </draw:frame>
        <draw:connector draw:style-name="gr10" draw:text-style-name="P1" draw:layer="layout" draw:type="lines" draw:line-skew="8.516cm" svg:x1="22.971cm" svg:y1="20.24cm" svg:x2="32.426cm" svg:y2="16.571cm" draw:start-shape="id12" draw:start-glue-point="1" draw:end-shape="id13" draw:end-glue-point="3" svg:d="M22971 20240h9017l-62-3669h500">
          <text:p/>
        </draw:connector>
        <draw:connector draw:style-name="gr10" draw:text-style-name="P1" draw:layer="layout" draw:type="lines" draw:line-skew="8.516cm" svg:x1="22.971cm" svg:y1="20.24cm" svg:x2="32.369cm" svg:y2="8.937cm" draw:start-shape="id12" draw:start-glue-point="1" draw:end-shape="id14" draw:end-glue-point="3" svg:d="M22971 20240h9017l-120-11303h501">
          <text:p/>
        </draw:connector>
        <draw:line draw:style-name="gr4" draw:text-style-name="P1" draw:layer="layout" svg:x1="25.003cm" svg:y1="20.05cm" svg:x2="24.749cm" svg:y2="20.558cm">
          <text:p/>
        </draw:line>
        <draw:frame draw:style-name="gr35" draw:text-style-name="P6" draw:layer="layout" svg:width="0.891cm" svg:height="0.64cm" svg:x="23.86cm" svg:y="19.669cm">
          <draw:text-box>
            <text:p><text:span text:style-name="T6">16</text:span></text:p>
          </draw:text-box>
        </draw:frame>
        <draw:connector draw:style-name="gr10" draw:text-style-name="P1" draw:layer="layout" draw:type="lines" draw:line-skew="0cm -9.15cm" svg:x1="24.583cm" svg:y1="15.389cm" svg:x2="34.781cm" svg:y2="12.789cm" draw:start-shape="id15" draw:start-glue-point="1" draw:end-shape="id16" draw:end-glue-point="1" svg:d="M24583 15389h500l47-2600h9651">
          <text:p/>
        </draw:connector>
        <draw:connector draw:style-name="gr10" draw:text-style-name="P1" draw:layer="layout" draw:type="lines" draw:line-skew="6.866cm" svg:x1="24.622cm" svg:y1="16.456cm" svg:x2="32.426cm" svg:y2="15.555cm" draw:start-shape="id17" draw:start-glue-point="1" draw:end-shape="id18" draw:end-glue-point="3" svg:d="M24622 16456h7366l-62-901h500">
          <text:p/>
        </draw:connector>
        <draw:connector draw:style-name="gr10" draw:text-style-name="P1" draw:layer="layout" draw:type="lines" draw:line-skew="0cm -22.562cm" svg:x1="11.033cm" svg:y1="7.224cm" svg:x2="34.604cm" svg:y2="5.423cm" draw:start-shape="id19" draw:start-glue-point="1" draw:end-shape="id20" draw:end-glue-point="3" svg:d="M11033 7224h501l7-1801h23063">
          <text:p/>
        </draw:connector>
        <draw:custom-shape draw:style-name="gr25" draw:text-style-name="P14" draw:layer="layout" svg:width="1.016cm" svg:height="2.921cm" svg:x="38.592cm" svg:y="4.302cm">
          <text:p text:style-name="P1"><text:span text:style-name="T12">0</text:span></text:p>
          <text:p text:style-name="P1"><text:span text:style-name="T12"/></text:p>
          <text:p text:style-name="P1"><text:span text:style-name="T12">Mux</text:span></text:p>
          <text:p text:style-name="P1"><text:span text:style-name="T12"/></text:p>
          <text:p text:style-name="P1"><text:span text:style-name="T1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32.242cm" svg:y1="5.318cm" svg:x2="32.242cm" svg:y2="4.429cm">
          <text:p/>
        </draw:line>
        <draw:line draw:style-name="gr10" draw:text-style-name="P1" draw:layer="layout" svg:x1="32.242cm" svg:y1="4.429cm" svg:x2="38.846cm" svg:y2="4.429cm">
          <text:p/>
        </draw:line>
        <draw:line draw:style-name="gr10" draw:text-style-name="P1" draw:layer="layout" svg:x1="37.449cm" svg:y1="7.096cm" svg:x2="38.973cm" svg:y2="6.715cm">
          <text:p/>
        </draw:line>
        <draw:line draw:style-name="gr4" draw:text-style-name="P1" draw:layer="layout" svg:x1="39.608cm" svg:y1="5.826cm" svg:x2="40.497cm" svg:y2="5.826cm">
          <text:p/>
        </draw:line>
        <draw:line draw:style-name="gr4" draw:text-style-name="P1" draw:layer="layout" svg:x1="40.497cm" svg:y1="5.826cm" svg:x2="40.497cm" svg:y2="3.032cm">
          <text:p/>
        </draw:line>
        <draw:line draw:style-name="gr4" draw:text-style-name="P1" draw:layer="layout" svg:x1="40.497cm" svg:y1="3.286cm" svg:x2="4.302cm" svg:y2="3.413cm">
          <text:p/>
        </draw:line>
        <draw:line draw:style-name="gr10" draw:text-style-name="P1" draw:layer="layout" svg:x1="4.429cm" svg:y1="3.413cm" svg:x2="4.429cm" svg:y2="13.065cm">
          <text:p/>
        </draw:line>
        <draw:line draw:style-name="gr20" draw:text-style-name="P1" draw:layer="layout" svg:x1="39.1cm" svg:y1="8.112cm" svg:x2="39.1cm" svg:y2="7.223cm">
          <text:p/>
        </draw:line>
        <draw:frame draw:style-name="gr36" draw:text-style-name="P12" draw:layer="layout" svg:width="1.524cm" svg:height="0.64cm" svg:x="39.227cm" svg:y="7.35cm">
          <draw:text-box>
            <text:p><text:span text:style-name="T10">PCSrc</text:span></text:p>
          </draw:text-box>
        </draw:frame>
        <draw:frame draw:style-name="gr36" draw:text-style-name="P12" draw:layer="layout" svg:width="2.794cm" svg:height="0.64cm" svg:x="37.83cm" svg:y="8.239cm">
          <draw:text-box>
            <text:p><text:span text:style-name="T10">Branch &amp; Zero</text:span></text:p>
          </draw:text-box>
        </draw:frame>
        <draw:ellipse draw:style-name="gr29" draw:text-style-name="P15" draw:layer="layout" svg:width="2.159cm" svg:height="2.667cm" svg:x="35.544cm" svg:y="17.764cm">
          <text:p text:style-name="P1"><text:span text:style-name="T13">ALU</text:span></text:p>
          <text:p text:style-name="P1"><text:span text:style-name="T13">Control</text:span></text:p>
        </draw:ellipse>
        <draw:line draw:style-name="gr10" draw:text-style-name="P16" draw:layer="layout" svg:x1="36.56cm" svg:y1="18.018cm" svg:x2="36.56cm" svg:y2="15.859cm">
          <text:p/>
        </draw:line>
        <draw:line draw:style-name="gr20" draw:text-style-name="P1" draw:layer="layout" svg:x1="36.687cm" svg:y1="21.447cm" svg:x2="36.687cm" svg:y2="20.304cm">
          <text:p/>
        </draw:line>
        <draw:frame draw:style-name="gr36" draw:text-style-name="P12" draw:layer="layout" svg:width="2.032cm" svg:height="0.64cm" svg:x="36.941cm" svg:y="20.812cm">
          <draw:text-box>
            <text:p><text:span text:style-name="T10">ALUOp</text:span></text:p>
          </draw:text-box>
        </draw:frame>
        <draw:line draw:style-name="gr20" draw:text-style-name="P1" draw:layer="layout" svg:x1="32.75cm" svg:y1="14.081cm" svg:x2="32.75cm" svg:y2="15.224cm">
          <text:p/>
        </draw:line>
        <draw:frame draw:style-name="gr34" draw:text-style-name="P12" draw:layer="layout" svg:width="2.032cm" svg:height="1.029cm" svg:x="32.242cm" svg:y="13.568cm">
          <draw:text-box>
            <text:p><text:span text:style-name="T10">ALUSrc</text:span></text:p>
            <text:p><text:span text:style-name="T10"/></text:p>
          </draw:text-box>
        </draw:frame>
        <draw:rect draw:style-name="gr29" draw:text-style-name="P17" draw:layer="layout" svg:width="7.112cm" svg:height="7.112cm" svg:x="43.037cm" svg:y="12.684cm">
          <text:p text:style-name="P1"><text:span text:style-name="T14">Data </text:span></text:p>
          <text:p text:style-name="P1"><text:span text:style-name="T14">Memory</text:span></text:p>
        </draw:rect>
        <draw:frame draw:style-name="gr37" draw:text-style-name="P7" xml:id="id22" draw:id="id22" draw:layer="layout" svg:width="1.929cm" svg:height="0.687cm" svg:x="43.291cm" svg:y="13.827cm">
          <draw:text-box>
            <text:p><text:span text:style-name="T5">Address</text:span></text:p>
          </draw:text-box>
        </draw:frame>
        <draw:frame draw:style-name="gr17" draw:text-style-name="P7" xml:id="id23" draw:id="id23" draw:layer="layout" svg:width="2.352cm" svg:height="0.687cm" svg:x="43.164cm" svg:y="17.891cm">
          <draw:text-box>
            <text:p><text:span text:style-name="T5">Write Data</text:span></text:p>
          </draw:text-box>
        </draw:frame>
        <draw:frame draw:style-name="gr38" draw:text-style-name="P7" draw:layer="layout" svg:width="2.36cm" svg:height="0.687cm" svg:x="47.67cm" svg:y="13.902cm">
          <draw:text-box>
            <text:p><text:span text:style-name="T5">Read Data</text:span></text:p>
          </draw:text-box>
        </draw:frame>
        <draw:frame draw:style-name="gr39" draw:text-style-name="P18" draw:layer="layout" svg:width="2.758cm" svg:height="0.818cm" svg:x="20.939cm" svg:y="18.106cm">
          <draw:text-box>
            <text:p><text:span text:style-name="T15">Registers</text:span></text:p>
          </draw:text-box>
        </draw:frame>
        <draw:connector draw:style-name="gr10" draw:text-style-name="P1" draw:layer="layout" draw:type="lines" svg:x1="37.703cm" svg:y1="14.511cm" svg:x2="43.291cm" svg:y2="14.17cm" draw:start-shape="id21" draw:start-glue-point="1" draw:end-shape="id22" draw:end-glue-point="3" svg:d="M37703 14511h500l4588-341h500">
          <text:p/>
        </draw:connector>
        <draw:custom-shape draw:style-name="gr25" draw:text-style-name="P14" draw:layer="layout" svg:width="1.016cm" svg:height="2.921cm" svg:x="52.308cm" svg:y="13.573cm">
          <text:p text:style-name="P1"><text:span text:style-name="T12">1</text:span></text:p>
          <text:p text:style-name="P1"><text:span text:style-name="T12"/></text:p>
          <text:p text:style-name="P1"><text:span text:style-name="T12">Mux</text:span></text:p>
          <text:p text:style-name="P1"><text:span text:style-name="T12"/></text:p>
          <text:p text:style-name="P1"><text:span text:style-name="T12">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s" svg:x1="24.622cm" svg:y1="16.456cm" svg:x2="43.164cm" svg:y2="18.234cm" draw:start-shape="id17" draw:start-glue-point="1" draw:end-shape="id23" svg:d="M24622 16456h500l17542 1778h500">
          <text:p/>
        </draw:connector>
        <draw:line draw:style-name="gr10" draw:text-style-name="P1" draw:layer="layout" svg:x1="49.768cm" svg:y1="14.335cm" svg:x2="52.562cm" svg:y2="14.081cm">
          <text:p/>
        </draw:line>
        <draw:line draw:style-name="gr4" draw:text-style-name="P1" draw:layer="layout" svg:x1="39.989cm" svg:y1="14.335cm" svg:x2="39.989cm" svg:y2="20.812cm">
          <text:p/>
        </draw:line>
        <draw:line draw:style-name="gr4" draw:text-style-name="P1" draw:layer="layout" svg:x1="39.989cm" svg:y1="20.812cm" svg:x2="53.07cm" svg:y2="20.812cm">
          <text:p/>
        </draw:line>
        <draw:line draw:style-name="gr10" draw:text-style-name="P1" draw:layer="layout" svg:x1="52.943cm" svg:y1="20.812cm" svg:x2="52.943cm" svg:y2="16.621cm">
          <text:p/>
        </draw:line>
        <draw:line draw:style-name="gr20" draw:text-style-name="P1" draw:layer="layout" svg:x1="46.466cm" svg:y1="11.16cm" svg:x2="46.466cm" svg:y2="12.557cm">
          <text:p/>
        </draw:line>
        <draw:frame draw:style-name="gr36" draw:text-style-name="P12" draw:layer="layout" svg:width="2.794cm" svg:height="0.64cm" svg:x="46.593cm" svg:y="11.409cm">
          <draw:text-box>
            <text:p><text:span text:style-name="T10">MemWrite</text:span></text:p>
          </draw:text-box>
        </draw:frame>
        <draw:line draw:style-name="gr20" draw:text-style-name="P1" draw:layer="layout" svg:x1="46.974cm" svg:y1="21.193cm" svg:x2="46.974cm" svg:y2="19.923cm">
          <text:p/>
        </draw:line>
        <draw:frame draw:style-name="gr36" draw:text-style-name="P12" draw:layer="layout" svg:width="2.794cm" svg:height="0.64cm" svg:x="47.101cm" svg:y="20.045cm">
          <draw:text-box>
            <text:p><text:span text:style-name="T10">MemRead</text:span></text:p>
          </draw:text-box>
        </draw:frame>
        <draw:line draw:style-name="gr20" draw:text-style-name="P1" draw:layer="layout" svg:x1="52.816cm" svg:y1="12.176cm" svg:x2="52.816cm" svg:y2="13.573cm">
          <text:p/>
        </draw:line>
        <draw:frame draw:style-name="gr36" draw:text-style-name="P12" draw:layer="layout" svg:width="2.794cm" svg:height="0.64cm" svg:x="51.8cm" svg:y="11.536cm">
          <draw:text-box>
            <text:p><text:span text:style-name="T10">MemToReg</text:span></text:p>
          </draw:text-box>
        </draw:frame>
        <draw:frame draw:style-name="gr40" draw:text-style-name="P7" draw:layer="layout" svg:width="0.853cm" svg:height="0.762cm" svg:x="7.513cm" svg:y="8.366cm">
          <draw:text-box>
            <text:p text:style-name="P7"><text:span text:style-name="T5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5.88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vindu Batagoda</meta:initial-creator>
    <meta:creation-date>2021-03-05T00:38:32.61</meta:creation-date>
    <dc:date>2021-03-05T04:09:46.05</dc:date>
    <dc:creator>Nevindu Batagoda</dc:creator>
    <meta:editing-duration>PT3H12M54S</meta:editing-duration>
    <meta:editing-cycles>114</meta:editing-cycles>
    <meta:generator>OpenOffice/4.1.9$Win32 OpenOffice.org_project/419m1$Build-9805</meta:generator>
    <meta:document-statistic meta:object-count="166"/>
  </office:meta>
</office:document-meta>
</file>